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Garuda" fo:font-size="13pt" fo:letter-spacing="normal" fo:font-style="normal" fo:font-weight="bold" officeooo:rsid="000e6248" officeooo:paragraph-rsid="000e6248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Garuda" fo:font-size="12pt" fo:letter-spacing="normal" fo:font-style="normal" fo:font-weight="normal" officeooo:rsid="000b6d61" officeooo:paragraph-rsid="000b6d61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Garuda" fo:font-size="12pt" fo:letter-spacing="normal" fo:font-style="normal" fo:font-weight="normal" officeooo:rsid="000b6d61" officeooo:paragraph-rsid="000b6d61" loext:padding="0.049cm" loext:border="0.06pt solid #d9d9e3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6d61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e6248"/>
    </style:style>
    <style:style style:name="T1" style:family="text">
      <style:text-properties fo:font-variant="normal" fo:text-transform="none" fo:color="#000000" style:font-name="Garuda" fo:font-size="12pt" fo:letter-spacing="normal" fo:font-style="normal" fo:font-weight="normal" officeooo:rsid="000b6d61"/>
    </style:style>
    <style:style style:name="T2" style:family="text">
      <style:text-properties fo:font-variant="normal" fo:text-transform="none" fo:color="#000000" style:font-name="Garuda" fo:font-size="12pt" fo:letter-spacing="normal" fo:font-style="normal" fo:font-weight="normal" officeooo:rsid="000e6248"/>
    </style:style>
    <style:style style:name="T3" style:family="text">
      <style:text-properties officeooo:rsid="000e62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 Adventure – Agendar passeio de Trilha</text:p>
      <text:p text:style-name="P2"/>
      <text:p text:style-name="P4"><text:span text:style-name="T1">1. Abr</text:span><text:span text:style-name="T2">ir</text:span><text:span text:style-name="T1"> o </text:span><text:span text:style-name="T2">site do CapAdventure</text:span><text:span text:style-name="T1">.</text:span></text:p>
      <text:p text:style-name="P2">2. <text:span text:style-name="T3">Escolher a cidade de preferencial</text:span>.</text:p>
      <text:p text:style-name="P4"><text:span text:style-name="T1">3. </text:span><text:span text:style-name="T2">Navegar pelas trilhas disponíveis naquela região.</text:span></text:p>
      <text:p text:style-name="P2">4. Escolher <text:span text:style-name="T3">uma opção entre as disponíveis.</text:span></text:p>
      <text:p text:style-name="P2">5. Confira os detalhes d<text:span text:style-name="T3">a trilha</text:span>.</text:p>
      <text:p text:style-name="P5"><text:span text:style-name="T1">6. Selecionar o botão de “</text:span><text:span text:style-name="T2">Agendar</text:span><text:span text:style-name="T1">”.</text:span></text:p>
      <text:p text:style-name="P5"><text:span text:style-name="T2">7. Preencha os dados solicitados, como data, hora, quantidade de pessoas que irão.</text:span><text:span text:style-name="T1"> </text:span></text:p>
      <text:p text:style-name="P4"><text:span text:style-name="T1">8. </text:span><text:span text:style-name="T2">Confirme os dados digitados</text:span><text:span text:style-name="T1">.</text:span></text:p>
      <text:p text:style-name="P4"><text:span text:style-name="T1">9. </text:span><text:span text:style-name="T2">Selecionar o botão de “Enviar formulário”</text:span><text:span text:style-name="T1">. </text:span>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12:46:43.824248111</meta:creation-date>
    <dc:date>2023-12-06T16:04:37.496698333</dc:date>
    <meta:editing-duration>PT20M1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69" meta:character-count="433" meta:non-whitespace-character-count="371"/>
  </office:meta>
</office:document-meta>
</file>